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alvo</text:p>
          </table:table-cell>
          <table:table-cell/>
        </table:table-row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Prescale</text:p>
          </table:table-cell>
          <table:table-cell table:style-name="ce1" office:value-type="string" calcext:value-type="string">
            <text:p>CompareMatchReg</text:p>
          </table:table-cell>
          <table:table-cell table:style-name="ce1" office:value-type="string" calcext:value-type="string">
            <text:p>freq_INT</text:p>
          </table:table-cell>
          <table:table-cell office:value-type="string" calcext:value-type="string">
            <text:p>freq_calc</text:p>
          </table:table-cell>
        </table:table-row>
        <table:table-row table:style-name="ro1">
          <table:table-cell table:number-columns-repeated="4"/>
          <table:table-cell office:value-type="float" office:value="16000000" calcext:value-type="float">
            <text:p>16000000</text:p>
          </table:table-cell>
          <table:table-cell office:value-type="float" office:value="1" calcext:value-type="float">
            <text:p>1</text:p>
          </table:table-cell>
          <table:table-cell table:formula="of:=([.$E$4]/([.F4]*[.$H$4]))-1" office:value-type="float" office:value="15999" calcext:value-type="float">
            <text:p>15999</text:p>
          </table:table-cell>
          <table:table-cell office:value-type="float" office:value="1000" calcext:value-type="float">
            <text:p>1000</text:p>
          </table:table-cell>
          <table:table-cell table:formula="of:=([.E4]/([.F6]*[.G6]))-1" office:value-type="float" office:value="1003.01606425703" calcext:value-type="float">
            <text:p>1003,01606425703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([.$E$4]/([.F5]*[.$H$4]))-1"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office:value-type="float" office:value="64" calcext:value-type="float">
            <text:p>64</text:p>
          </table:table-cell>
          <table:table-cell table:style-name="ce2" table:formula="of:=([.$E$4]/([.F6]*[.$H$4]))-1"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table:formula="of:=([.$E$4]/([.F7]*[.$H$4]))-1" office:value-type="float" office:value="61.5" calcext:value-type="float">
            <text:p>61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24" calcext:value-type="float">
            <text:p>1024</text:p>
          </table:table-cell>
          <table:table-cell table:formula="of:=([.$E$4]/([.F8]*[.$H$4]))-1" office:value-type="float" office:value="14.625" calcext:value-type="float">
            <text:p>14,6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1T18:59:57.760638786</meta:creation-date>
    <dc:date>2023-12-31T19:15:16.864596805</dc:date>
    <meta:editing-duration>PT4M59S</meta:editing-duration>
    <meta:editing-cycles>1</meta:editing-cycles>
    <meta:document-statistic meta:table-count="1" meta:cell-count="18" meta:object-count="0"/>
    <meta:generator>LibreOffice/7.3.7.2$Linux_X86_64 LibreOffice_project/30$Build-2</meta:generator>
  </office:meta>
</office:document-meta>
</file>